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78cm" svg:height="8.312cm" svg:x="0.4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27:10.537151082</dc:date>
    <meta:editing-duration>PT4M32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79cm" svg:height="8.313cm" xlink:href="." xlink:type="simple" chart:class="chart:scatter" chart:style-name="ch1">
        <chart:plot-area chart:style-name="ch2" chart:data-source-has-labels="both" svg:x="0.295cm" svg:y="0.166cm" svg:width="14.189cm" svg:height="7.981cm">
          <chartooo:coordinate-region svg:x="0.837cm" svg:y="0.365cm" svg:width="13.553cm" svg:height="7.583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